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GB" officeooo:paragraph-rsid="00137fcc"/>
    </style:style>
    <style:style style:name="P2" style:family="paragraph" style:parent-style-name="Standard">
      <style:paragraph-properties fo:margin-left="0.501cm" fo:margin-right="0cm" fo:text-align="center" style:justify-single-word="false"/>
      <style:text-properties officeooo:paragraph-rsid="00137fcc"/>
    </style:style>
    <style:style style:name="P3" style:family="paragraph" style:parent-style-name="Standard">
      <style:paragraph-properties fo:text-align="end" style:justify-single-word="false"/>
      <style:text-properties style:font-name="Arial" officeooo:paragraph-rsid="00137fcc" style:font-name-complex="Arial"/>
    </style:style>
    <style:style style:name="P4" style:family="paragraph" style:parent-style-name="Standard">
      <style:paragraph-properties fo:text-align="end" style:justify-single-word="false"/>
      <style:text-properties style:font-name="Arial" officeooo:rsid="00137fcc" officeooo:paragraph-rsid="00137fcc" style:font-name-complex="Arial"/>
    </style:style>
    <style:style style:name="P5" style:family="paragraph" style:parent-style-name="Standard">
      <style:paragraph-properties fo:text-align="center" style:justify-single-word="false"/>
      <style:text-properties style:font-name="Arial" fo:language="en" fo:country="GB" officeooo:paragraph-rsid="00137fcc" style:font-name-complex="Arial"/>
    </style:style>
    <style:style style:name="P6" style:family="paragraph" style:parent-style-name="Standard">
      <style:paragraph-properties fo:margin-right="0cm" fo:text-align="justify" style:justify-single-word="false" fo:text-indent="0.751cm" style:auto-text-indent="false"/>
      <style:text-properties officeooo:paragraph-rsid="00137fcc"/>
    </style:style>
    <style:style style:name="T1" style:family="text">
      <style:text-properties style:font-name="Arial" fo:font-size="14pt" fo:language="en" fo:country="GB" fo:font-weight="bold" style:font-size-asian="14pt" style:font-weight-asian="bold" style:font-name-complex="Arial"/>
    </style:style>
    <style:style style:name="T2" style:family="text">
      <style:text-properties style:font-name="Arial" fo:font-size="14pt" fo:language="en" fo:country="GB" fo:font-weight="bold" officeooo:rsid="00137fcc" style:font-size-asian="14pt" style:font-weight-asian="bold" style:font-name-complex="Arial"/>
    </style:style>
    <style:style style:name="T3" style:family="text">
      <style:text-properties fo:font-size="14pt" fo:language="en" fo:country="GB" fo:font-weight="bold" style:font-size-asian="14pt" style:font-weight-asian="bold"/>
    </style:style>
    <style:style style:name="T4" style:family="text">
      <style:text-properties fo:language="en" fo:country="GB"/>
    </style:style>
    <style:style style:name="T5" style:family="text">
      <style:text-properties fo:language="en" fo:country="GB" fo:font-style="italic" style:font-style-asian="italic"/>
    </style:style>
    <style:style style:name="T6" style:family="text">
      <style:text-properties fo:language="es" fo:country="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bstract:</text:span></text:p>
      <text:p text:style-name="P2"><text:span text:style-name="T1">The semantic structured polysemy of the Ancient Greek Genitive: </text:span><text:span text:style-name="T2">a holistic proposal</text:span></text:p>
      <text:p text:style-name="P2"><text:span text:style-name="T2"/></text:p>
      <text:p text:style-name="P3">Daniel Riaño Rufilanchas</text:p>
      <text:p text:style-name="P4">Grupo de Lingüística Griega, ILC, CSIC</text:p>
      <text:p text:style-name="P4">danierl.rianno@chs.csic.es</text:p>
      <text:p text:style-name="P5"/>
      <text:p text:style-name="P1"/>
      <text:p text:style-name="P6"><text:span text:style-name="T4">Ancient Greek genitive offers a wide spectrum of meanings, both in its adnominal and adverbal functions. This diversity is specially remarkable when one considers the adverbal uses: even compared with other members of the Indo-European family (where the argumental uses of the genitive are more diverse that what is typologically normal) the extent of the uses of the adverbal genitive in Greek go further away from the “core” uses and are more frequent. Traditional attempts to explain this diversity (Kühner 1898; Delbrück: </text:span><text:span text:style-name="T6">1871-1879</text:span><text:span text:style-name="T4">, Schwyzer 1950) amount to search for a very wide </text:span><text:span text:style-name="T5">Grundbedeutung</text:span><text:span text:style-name="T4"> (“basic” or “common meaning”) and building a list of clusters of related meanings around a more or less specific “semantic field” using intuitive criteria that vary from one scholar to the following one. Rarely an attempt is made to explain the relations between clusters of meanings, the path leading from one to another or the motivation behind any of this.</text:span></text:p>
      <text:p text:style-name="P6"><text:span text:style-name="T4">We start from a Cognitive linguistics frame in order to build an explanation of the adverbal uses of the genitive and the very mechanism that allow one meaning to develop into the next one on semantic grounds. We think a satisfactory explanation can be offered in terms of structured polysemy. An early and bold attempt in this direction is Nikiforidou 1991 (but see the observations made in Taylor 1996 and Luraghi 2008). We restrict our explanation to the argumental uses of the genitive (in a broad sense, including “extensions to core”, but leaving aside the partitive genitive). </text:span></text:p>
      <text:p text:style-name="P6"><text:span text:style-name="T4">In this paper we adopt a similar “structured polysemy” approach, but our implementation is different in several respects from Nikiforidou 1991. First we try to use “lexicalized metaphors” as the main clue as to the semantic evolution of the case meaning. By “lexicalized metaphors” we design verbs (governing genitive) that exhibit in their documented testimonies at least two of the different meanings proposed by the theory as evolutions of the meanings conveyed by the genitive. </text:span></text:p>
      <text:p text:style-name="P6"><text:span text:style-name="T4">Second, we frame our explanation within the constraints of a scalar theory of transitivity (Hopper and Thompson 1980; Riaño 2006): Affectedness, we argue, constitutes the main parameter governing case assignment of the object in Ancient Greek, and thus it conforms the semantic boundaries for the evolution of uses of the case marking alternative to the default case for the object, viz. the accusative (Riaño 2006).</text:span></text:p>
      <text:p text:style-name="P6"><text:span text:style-name="T4">Thirdly, we try to offer a stronger version of the structured polysemy approach using a strict localistic point of view. Our proposal is that all the basic meanings of the adverbal genitive can be explained as extensions of basic purely spatial mental schemas (Langacker 1987-1991) that underlie the basic meaning of the genitive adverbal construction.</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4T16:36:29.161649749</meta:creation-date>
    <dc:date>2025-11-04T16:40:39.855627875</dc:date>
    <meta:editing-duration>PT4M10S</meta:editing-duration>
    <meta:editing-cycles>1</meta:editing-cycles>
    <meta:document-statistic meta:table-count="0" meta:image-count="0" meta:object-count="0" meta:page-count="1" meta:paragraph-count="10" meta:word-count="468" meta:character-count="2973" meta:non-whitespace-character-count="2513"/>
    <meta:generator>LibreOffice/7.6.0.3$MacOSX_X86_64 LibreOffice_project/69edd8b8ebc41d00b4de3915dc82f8f0fc3b6265</meta:generator>
  </office:meta>
</office:document-meta>
</file>